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8080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Pontas_20_das_20_setas_20_2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9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4" style:family="graphic" style:parent-style-name="standard">
      <style:graphic-properties draw:fill="solid" draw:fill-color="#3465a4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Pontas_20_das_20_setas_20_20" draw:marker-end-width="0.3cm" draw:fill="none" draw:textarea-vertical-align="middle" loext:decorative="false"/>
    </style:style>
    <style:style style:name="gr18" style:family="graphic" style:parent-style-name="objectwithoutfill">
      <style:graphic-properties draw:fill="none" draw:textarea-vertical-align="middle" loext:decorative="false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Pontas_20_das_20_setas_20_21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Pontas_20_das_20_setas_20_22" draw:marker-end-width="0.3cm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Pontas_20_das_20_setas_20_2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Pontas_20_das_20_setas_20_24" draw:marker-end-width="0.3cm" draw:fill="none" draw:textarea-vertical-align="middle" loext:decorative="false"/>
    </style:style>
    <style:style style:name="gr25" style:family="graphic" style:parent-style-name="standard">
      <style:graphic-properties draw:fill="solid" draw:fill-color="#729fcf" draw:textarea-horizontal-align="justify" draw:textarea-vertical-align="middle" draw:auto-grow-height="false" fo:min-height="0.5cm" fo:min-width="2.748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Pontas_20_das_20_setas_20_26" draw:marker-end-width="0.3cm" draw:fill="none" draw:textarea-vertical-align="middle" loext:decorative="false"/>
    </style:style>
    <style:style style:name="gr27" style:family="graphic" style:parent-style-name="standard">
      <style:graphic-properties draw:fill="solid" draw:fill-color="#ffde59" draw:textarea-horizontal-align="justify" draw:textarea-vertical-align="middle" draw:auto-grow-height="false" fo:min-height="0.5cm" fo:min-width="2.45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Pontas_20_das_20_setas_20_27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3cm" loext:decorative="false"/>
      <style:paragraph-properties style:writing-mode="lr-tb"/>
    </style:style>
    <style:style style:name="gr30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Pontas_20_das_20_setas_20_1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Pontas_20_das_20_setas_20_14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Pontas_20_das_20_setas_20_15" draw:marker-end-width="0.3cm" draw:fill="none" draw:textarea-vertical-align="middle" loext:decorative="false"/>
    </style:style>
    <style:style style:name="gr34" style:family="graphic" style:parent-style-name="standard">
      <style:graphic-properties draw:fill="solid" draw:fill-color="#d4ea6b" draw:textarea-vertical-align="middle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18cm" loext:decorative="false"/>
      <style:paragraph-properties style:writing-mode="lr-tb"/>
    </style:style>
    <style:style style:name="gr36" style:family="graphic" style:parent-style-name="objectwithoutfill">
      <style:graphic-properties draw:marker-end="Pontas_20_das_20_setas_20_16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Pontas_20_das_20_setas_20_17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Pontas_20_das_20_setas_20_18" draw:marker-end-width="0.3cm" draw:fill="none" draw:textarea-vertical-align="middle" loext:decorative="false"/>
    </style:style>
    <style:style style:name="gr39" style:family="graphic" style:parent-style-name="standard">
      <style:graphic-properties draw:textarea-vertical-align="middle" loext:decorative="false"/>
      <style:paragraph-properties style:writing-mode="lr-tb"/>
    </style:style>
    <style:style style:name="gr40" style:family="graphic" style:parent-style-name="standard">
      <style:graphic-properties draw:fill="solid" draw:fill-color="#94bd5e" draw:textarea-vertical-align="middle" loext:decorative="false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2" style:family="graphic" style:parent-style-name="standard">
      <style:graphic-properties draw:fill="solid" draw:fill-color="#ccffff" draw:textarea-vertical-align="middle" loext:decorative="false"/>
      <style:paragraph-properties style:writing-mode="lr-tb"/>
    </style:style>
    <style:style style:name="gr43" style:family="graphic" style:parent-style-name="objectwithoutfill">
      <style:graphic-properties draw:stroke="solid" draw:marker-start="" draw:marker-end="Arrow" draw:fill="none" draw:textarea-vertical-align="middle" loext:decorative="false"/>
    </style:style>
    <style:style style:name="gr44" style:family="graphic" style:parent-style-name="objectwithoutfill">
      <style:graphic-properties draw:marker-start="" draw:marker-end="Arrow" draw:fill="none" draw:textarea-vertical-align="middle" loext:decorative="false"/>
    </style:style>
    <style:style style:name="gr45" style:family="graphic" style:parent-style-name="objectwithoutfill">
      <style:graphic-properties draw:marker-start="Arrow" draw:marker-end="" draw:fill="none" draw:textarea-vertical-align="middle" loext:decorative="false"/>
    </style:style>
    <style:style style:name="gr46" style:family="graphic" style:parent-style-name="standard">
      <style:graphic-properties draw:fill="solid" draw:fill-color="#ff6633" draw:textarea-vertical-align="middle" loext:decorative="false"/>
      <style:paragraph-properties style:writing-mode="lr-tb"/>
    </style:style>
    <style:style style:name="gr47" style:family="graphic" style:parent-style-name="objectwithoutfill">
      <style:graphic-properties draw:marker-end="Arrow" draw:fill="none" draw:textarea-vertical-align="middle" loext:decorative="false"/>
    </style:style>
    <style:style style:name="gr48" style:family="graphic" style:parent-style-name="standard">
      <style:graphic-properties draw:fill="solid" draw:fill-color="#008080" draw:textarea-horizontal-align="justify" draw:textarea-vertical-align="middle" draw:auto-grow-height="false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loext:decorative="false"/>
    </style:style>
    <style:style style:name="gr51" style:family="graphic" style:parent-style-name="standard">
      <style:graphic-properties draw:fill="solid" draw:fill-color="#ff6633" draw:textarea-horizontal-align="justify" draw:textarea-vertical-align="middle" draw:auto-grow-height="false" loext:decorative="false"/>
    </style:style>
    <style:style style:name="gr52" style:family="graphic">
      <style:graphic-properties loext:decorative="false"/>
    </style:style>
    <style:style style:name="gr53" style:family="graphic" style:parent-style-name="standard">
      <style:graphic-properties draw:fill="solid" draw:fill-color="#ff420e" draw:textarea-vertical-align="middle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808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solid" draw:fill-color="#729fc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  <style:text-properties fo:font-size="10pt"/>
    </style:style>
    <style:style style:name="P8" style:family="paragraph">
      <loext:graphic-properties draw:fill="solid" draw:fill-color="#3465a4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solid" draw:fill-color="#729fc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solid" draw:fill-color="#ffde59"/>
      <style:paragraph-properties fo:text-align="center" style:writing-mode="lr-tb"/>
      <style:text-properties fo:font-size="18pt"/>
    </style:style>
    <style:style style:name="P15" style:family="paragraph">
      <style:text-properties fo:font-size="8pt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solid" draw:fill-color="#d4ea6b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solid" draw:fill-color="#94bd5e"/>
      <style:paragraph-properties fo:text-align="center"/>
      <style:text-properties fo:font-size="10pt" style:font-size-asian="10pt" style:font-size-complex="10pt"/>
    </style:style>
    <style:style style:name="P21" style:family="paragraph">
      <style:paragraph-properties fo:line-height="100%" fo:text-align="center"/>
    </style:style>
    <style:style style:name="P22" style:family="paragraph">
      <loext:graphic-properties draw:fill="solid" draw:fill-color="#008080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P23" style:family="paragraph">
      <loext:graphic-properties draw:fill="solid" draw:fill-color="#008080"/>
      <style:paragraph-properties fo:text-align="center"/>
      <style:text-properties fo:color="#ffffff" loext:opacity="100%" fo:font-size="10pt" style:font-size-asian="10pt" style:font-size-complex="10pt"/>
    </style:style>
    <style:style style:name="P24" style:family="paragraph">
      <loext:graphic-properties draw:fill="solid" draw:fill-color="#ccffff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solid" draw:fill-color="#008080"/>
      <style:paragraph-properties fo:text-align="center"/>
    </style:style>
    <style:style style:name="P27" style:family="paragraph">
      <loext:graphic-properties draw:fill="none" draw:fill-color="#ffffff"/>
      <style:text-properties fo:font-size="14pt" style:font-size-asian="14pt" style:font-size-complex="14pt"/>
    </style:style>
    <style:style style:name="P28" style:family="paragraph">
      <loext:graphic-properties draw:fill="solid" draw:fill-color="#ff6633"/>
      <style:paragraph-properties fo:text-align="center"/>
    </style:style>
    <style:style style:name="P29" style:family="paragraph">
      <style:paragraph-properties fo:text-align="center"/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style:style style:name="P30" style:family="paragraph">
      <loext:graphic-properties draw:fill="solid" draw:fill-color="#ff420e"/>
      <style:paragraph-properties fo:line-height="100%" fo:text-align="center"/>
      <style:text-properties fo:color="#ffffff" loext:opacity="100%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ffff" loext:opacity="100%"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use-window-font-color="true" loext:opacity="0%" style:text-outline="false" fo:font-size="12pt" fo:text-shadow="1pt 1pt" fo:font-weight="bold" style:font-size-asian="12pt" style:font-weight-asian="bold" style:font-size-complex="12pt" style:font-weight-complex="bold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rect draw:style-name="gr1" draw:text-style-name="P2" draw:layer="layout" svg:width="3.688cm" svg:height="1.112cm" svg:x="5.6cm" svg:y="2.6cm">
          <text:p text:style-name="P1"><text:span text:style-name="T1">MnemonicItemBase</text:span></text:p>
        </draw:rect>
        <draw:rect draw:style-name="gr2" draw:text-style-name="P3" draw:layer="layout" svg:width="3.688cm" svg:height="1.112cm" svg:x="5.512cm" svg:y="9.338cm">
          <text:p text:style-name="P1"><text:span text:style-name="T1">MnemonicItem</text:span></text:p>
        </draw:rect>
        <draw:line draw:style-name="gr3" draw:text-style-name="P4" draw:layer="layout" svg:x1="7.3cm" svg:y1="8.9cm" svg:x2="7.3cm" svg:y2="3.8cm">
          <text:p/>
        </draw:line>
        <draw:rect draw:style-name="gr1" draw:text-style-name="P2" draw:layer="layout" svg:width="4.3cm" svg:height="1.112cm" svg:x="9.9cm" svg:y="2.588cm">
          <text:p text:style-name="P1"><text:span text:style-name="T1">MnemonicContainerBase</text:span></text:p>
        </draw:rect>
        <draw:rect draw:style-name="gr1" draw:text-style-name="P2" draw:layer="layout" svg:width="3.688cm" svg:height="1.112cm" svg:x="10.2cm" svg:y="5.7cm">
          <text:p text:style-name="P1"><text:span text:style-name="T1">MnemonicAccess</text:span></text:p>
        </draw:rect>
        <draw:rect draw:style-name="gr2" draw:text-style-name="P3" draw:layer="layout" svg:width="3.688cm" svg:height="1.112cm" svg:x="10.237cm" svg:y="9.338cm">
          <text:p text:style-name="P1"><text:span text:style-name="T1">MnemonicContainer</text:span></text:p>
        </draw:rect>
        <draw:line draw:style-name="gr4" draw:text-style-name="P4" draw:layer="layout" svg:x1="12.3cm" svg:y1="5.6cm" svg:x2="12.3cm" svg:y2="3.8cm">
          <text:p/>
        </draw:line>
        <draw:line draw:style-name="gr5" draw:text-style-name="P4" draw:layer="layout" svg:x1="12.1cm" svg:y1="9.1cm" svg:x2="12.1cm" svg:y2="6.9cm">
          <text:p/>
        </draw:line>
        <draw:rect draw:style-name="gr1" draw:text-style-name="P2" draw:layer="layout" svg:width="4.3cm" svg:height="1.112cm" svg:x="15.2cm" svg:y="2.5cm">
          <text:p text:style-name="P1"><text:span text:style-name="T1">DisassembledItemBase</text:span></text:p>
        </draw:rect>
        <draw:rect draw:style-name="gr1" draw:text-style-name="P2" draw:layer="layout" svg:width="4.3cm" svg:height="1.112cm" svg:x="15.1cm" svg:y="5.7cm">
          <text:p text:style-name="P1"><text:span text:style-name="T1">DisassembledItemData</text:span></text:p>
        </draw:rect>
        <draw:rect draw:style-name="gr2" draw:text-style-name="P3" draw:layer="layout" svg:width="3.688cm" svg:height="1.112cm" svg:x="15.412cm" svg:y="9.338cm">
          <text:p text:style-name="P1"><text:span text:style-name="T1">DisassembledItem</text:span></text:p>
        </draw:rect>
        <draw:line draw:style-name="gr6" draw:text-style-name="P4" draw:layer="layout" svg:x1="17.2cm" svg:y1="5.5cm" svg:x2="17.2cm" svg:y2="3.8cm">
          <text:p/>
        </draw:line>
        <draw:line draw:style-name="gr7" draw:text-style-name="P4" draw:layer="layout" svg:x1="17.3cm" svg:y1="9.1cm" svg:x2="17.3cm" svg:y2="6.9cm">
          <text:p/>
        </draw:line>
        <draw:rect draw:style-name="gr2" draw:text-style-name="P3" draw:layer="layout" svg:width="3.688cm" svg:height="1.112cm" svg:x="19.8cm" svg:y="9.35cm">
          <text:p text:style-name="P1"><text:span text:style-name="T1">CodeViewItem</text:span></text:p>
        </draw:rect>
        <draw:rect draw:style-name="gr1" draw:text-style-name="P2" draw:layer="layout" svg:width="4.3cm" svg:height="1.112cm" svg:x="24.1cm" svg:y="2.5cm">
          <text:p text:style-name="P1"><text:span text:style-name="T1">SourceCodeContainer</text:span></text:p>
        </draw:rect>
        <draw:rect draw:style-name="gr1" draw:text-style-name="P2" draw:layer="layout" svg:width="4.3cm" svg:height="1.112cm" svg:x="24.2cm" svg:y="5.7cm">
          <text:p text:style-name="P1"><text:span text:style-name="T1">SourceCodeAccess</text:span></text:p>
        </draw:rect>
        <draw:rect draw:style-name="gr2" draw:text-style-name="P3" draw:layer="layout" svg:width="3.688cm" svg:height="1.112cm" svg:x="24.6cm" svg:y="9.375cm">
          <text:p text:style-name="P1"><text:span text:style-name="T1">SourceCodeLines</text:span></text:p>
        </draw:rect>
        <draw:line draw:style-name="gr8" draw:text-style-name="P4" draw:layer="layout" svg:x1="26.4cm" svg:y1="5.5cm" svg:x2="26.4cm" svg:y2="3.7cm">
          <text:p/>
        </draw:line>
        <draw:line draw:style-name="gr9" draw:text-style-name="P4" draw:layer="layout" svg:x1="26.4cm" svg:y1="9cm" svg:x2="26.4cm" svg:y2="6.9cm">
          <text:p/>
        </draw:line>
        <draw:rect draw:style-name="gr1" draw:text-style-name="P2" draw:layer="layout" svg:width="3.688cm" svg:height="1.112cm" svg:x="1.6cm" svg:y="17.9cm">
          <text:p text:style-name="P1"><text:span text:style-name="T1">CartridgeRomFile</text:span></text:p>
        </draw:rect>
        <draw:rect draw:style-name="gr1" draw:text-style-name="P2" draw:layer="layout" svg:width="3.688cm" svg:height="1.112cm" svg:x="6.012cm" svg:y="17.988cm">
          <text:p text:style-name="P1"><text:span text:style-name="T1">BinFile</text:span></text:p>
        </draw:rect>
        <draw:rect draw:style-name="gr2" draw:text-style-name="P3" draw:layer="layout" svg:width="3.688cm" svg:height="1.112cm" svg:x="2.712cm" svg:y="14.9cm">
          <text:p text:style-name="P1"><text:span text:style-name="T1">RawData</text:span></text:p>
        </draw:rect>
        <draw:line draw:style-name="gr10" draw:text-style-name="P4" draw:layer="layout" svg:x1="4cm" svg:y1="16.2cm" svg:x2="3.6cm" svg:y2="17.8cm">
          <text:p/>
        </draw:line>
        <draw:line draw:style-name="gr11" draw:text-style-name="P4" draw:layer="layout" svg:x1="5.2cm" svg:y1="16.2cm" svg:x2="7.8cm" svg:y2="17.9cm">
          <text:p/>
        </draw:line>
        <draw:rect draw:style-name="gr2" draw:text-style-name="P3" draw:layer="layout" svg:width="3.688cm" svg:height="1.112cm" svg:x="7.012cm" svg:y="14.888cm">
          <text:p text:style-name="P1"><text:span text:style-name="T1">LabelItem</text:span></text:p>
        </draw:rect>
        <draw:rect draw:style-name="gr2" draw:text-style-name="P3" draw:layer="layout" svg:width="3.688cm" svg:height="1.112cm" svg:x="11.412cm" svg:y="14.9cm">
          <text:p text:style-name="P1"><text:span text:style-name="T1">SystemLabelItem</text:span></text:p>
        </draw:rect>
        <draw:rect draw:style-name="gr2" draw:text-style-name="P3" draw:layer="layout" svg:width="3.688cm" svg:height="1.112cm" svg:x="15.612cm" svg:y="14.9cm">
          <text:p text:style-name="P1"><text:span text:style-name="T1">SystemLabelList</text:span></text:p>
        </draw:rect>
        <draw:rect draw:style-name="gr2" draw:text-style-name="P3" draw:layer="layout" svg:width="3.688cm" svg:height="1.112cm" svg:x="19.912cm" svg:y="14.9cm">
          <text:p text:style-name="P1"><text:span text:style-name="T1">LabelManager</text:span></text:p>
        </draw:rect>
        <draw:rect draw:style-name="gr2" draw:text-style-name="P3" draw:layer="layout" svg:width="3.688cm" svg:height="1.112cm" svg:x="24.412cm" svg:y="14.9cm">
          <text:p text:style-name="P1"><text:span text:style-name="T1">LabelListCtr</text:span></text:p>
        </draw:rect>
        <draw:rect draw:style-name="gr2" draw:text-style-name="P3" draw:layer="layout" svg:width="3.688cm" svg:height="1.112cm" svg:x="1.312cm" svg:y="9.338cm">
          <text:p text:style-name="P1"><text:span text:style-name="T1">RawDataManager</text:span></text:p>
        </draw:rect>
        <draw:line draw:style-name="gr12" draw:text-style-name="P4" draw:layer="layout" svg:x1="4.4cm" svg:y1="10.8cm" svg:x2="5.9cm" svg:y2="10.8cm">
          <text:p/>
        </draw:line>
        <draw:line draw:style-name="gr12" draw:text-style-name="P4" draw:layer="layout" svg:x1="9.1cm" svg:y1="10.8cm" svg:x2="10.6cm" svg:y2="10.8cm">
          <text:p/>
        </draw:line>
        <draw:line draw:style-name="gr12" draw:text-style-name="P4" draw:layer="layout" svg:x1="14cm" svg:y1="10.8cm" svg:x2="15.5cm" svg:y2="10.8cm">
          <text:p/>
        </draw:line>
        <draw:line draw:style-name="gr12" draw:text-style-name="P4" draw:layer="layout" svg:x1="18.7cm" svg:y1="10.8cm" svg:x2="20.2cm" svg:y2="10.8cm">
          <text:p/>
        </draw:line>
        <draw:line draw:style-name="gr12" draw:text-style-name="P4" draw:layer="layout" svg:x1="23.4cm" svg:y1="10.8cm" svg:x2="24.9cm" svg:y2="10.8cm">
          <text:p/>
        </draw:line>
      </draw:page>
      <draw:page draw:name="page2" draw:style-name="dp1" draw:master-page-name="Padrão">
        <office:forms form:automatic-focus="false" form:apply-design-mode="false"/>
        <draw:frame draw:style-name="gr13" draw:text-style-name="P6" draw:layer="layout" svg:width="1.737cm" svg:height="0.962cm" svg:x="1.7cm" svg:y="4.238cm">
          <draw:text-box>
            <text:p text:style-name="P5">Item</text:p>
          </draw:text-box>
        </draw:frame>
        <draw:frame draw:style-name="gr13" draw:text-style-name="P6" draw:layer="layout" svg:width="0.855cm" svg:height="9.494cm" svg:x="2.095cm" svg:y="5.261cm">
          <draw:text-box>
            <text:p text:style-name="P5">0</text:p>
            <text:p text:style-name="P5"/>
            <text:p text:style-name="P5">1</text:p>
            <text:p text:style-name="P5"/>
            <text:p text:style-name="P5">2</text:p>
            <text:p text:style-name="P5"/>
            <text:p text:style-name="P5">3</text:p>
            <text:p text:style-name="P5"/>
            <text:p text:style-name="P5">.</text:p>
            <text:p text:style-name="P5">.</text:p>
            <text:p text:style-name="P5">.</text:p>
            <text:p text:style-name="P5"/>
            <text:p text:style-name="P5">n</text:p>
          </draw:text-box>
        </draw:frame>
        <draw:rect draw:style-name="gr14" draw:text-style-name="P8" draw:layer="layout" svg:width="3.688cm" svg:height="1.112cm" svg:x="3.7cm" svg:y="4.088cm">
          <text:p text:style-name="P7"><text:span text:style-name="T1">MainDialogNotebook</text:span></text:p>
        </draw:rect>
        <draw:rect draw:style-name="gr2" draw:text-style-name="P3" draw:layer="layout" svg:width="3.688cm" svg:height="1.112cm" svg:x="3.7cm" svg:y="5.288cm">
          <text:p text:style-name="P7"><text:span text:style-name="T1">Page 0</text:span></text:p>
        </draw:rect>
        <draw:rect draw:style-name="gr2" draw:text-style-name="P3" draw:layer="layout" svg:width="3.688cm" svg:height="1.112cm" svg:x="3.7cm" svg:y="6.588cm">
          <text:p text:style-name="P7"><text:span text:style-name="T1">Page 1</text:span></text:p>
        </draw:rect>
        <draw:rect draw:style-name="gr2" draw:text-style-name="P3" draw:layer="layout" svg:width="3.688cm" svg:height="1.112cm" svg:x="3.7cm" svg:y="7.988cm">
          <text:p text:style-name="P7"><text:span text:style-name="T1">Page 2</text:span></text:p>
        </draw:rect>
        <draw:rect draw:style-name="gr2" draw:text-style-name="P3" draw:layer="layout" svg:width="3.688cm" svg:height="1.112cm" svg:x="3.7cm" svg:y="9.488cm">
          <text:p text:style-name="P7"><text:span text:style-name="T1">Page 3</text:span></text:p>
        </draw:rect>
        <draw:rect draw:style-name="gr2" draw:text-style-name="P3" draw:layer="layout" svg:width="3.688cm" svg:height="1.112cm" svg:x="3.7cm" svg:y="13.788cm">
          <text:p text:style-name="P7"><text:span text:style-name="T1">Page n</text:span></text:p>
        </draw:rect>
        <draw:rect draw:style-name="gr2" draw:text-style-name="P3" draw:layer="layout" svg:width="3.688cm" svg:height="1.112cm" svg:x="3.7cm" svg:y="5.288cm">
          <text:p text:style-name="P7"><text:span text:style-name="T1">Page 0</text:span></text:p>
        </draw:rect>
        <draw:rect draw:style-name="gr14" draw:text-style-name="P8" draw:layer="layout" svg:width="3.688cm" svg:height="1.112cm" svg:x="7.7cm" svg:y="4.088cm">
          <text:p text:style-name="P7"><text:span text:style-name="T1">RawDataManager</text:span></text:p>
        </draw:rect>
        <draw:rect draw:style-name="gr2" draw:text-style-name="P3" draw:layer="layout" svg:width="3.688cm" svg:height="1.112cm" svg:x="7.7cm" svg:y="5.288cm">
          <text:p text:style-name="P7"><text:span text:style-name="T1">Page 0</text:span></text:p>
        </draw:rect>
        <draw:rect draw:style-name="gr2" draw:text-style-name="P3" draw:layer="layout" svg:width="3.688cm" svg:height="1.112cm" svg:x="7.7cm" svg:y="6.588cm">
          <text:p text:style-name="P7"><text:span text:style-name="T1">RawData 1</text:span></text:p>
        </draw:rect>
        <draw:rect draw:style-name="gr2" draw:text-style-name="P3" draw:layer="layout" svg:width="3.688cm" svg:height="1.112cm" svg:x="7.7cm" svg:y="7.988cm">
          <text:p text:style-name="P7"><text:span text:style-name="T1">RawData 2</text:span></text:p>
        </draw:rect>
        <draw:rect draw:style-name="gr2" draw:text-style-name="P3" draw:layer="layout" svg:width="3.688cm" svg:height="1.112cm" svg:x="7.7cm" svg:y="9.488cm">
          <text:p text:style-name="P7"><text:span text:style-name="T1">RawData 3</text:span></text:p>
        </draw:rect>
        <draw:rect draw:style-name="gr2" draw:text-style-name="P3" draw:layer="layout" svg:width="3.688cm" svg:height="1.112cm" svg:x="7.7cm" svg:y="13.788cm">
          <text:p text:style-name="P7"><text:span text:style-name="T1">RawData n</text:span></text:p>
        </draw:rect>
        <draw:rect draw:style-name="gr2" draw:text-style-name="P3" draw:layer="layout" svg:width="3.688cm" svg:height="1.112cm" svg:x="7.7cm" svg:y="5.288cm">
          <text:p text:style-name="P7"><text:span text:style-name="T1">RawData 0</text:span></text:p>
        </draw:rect>
        <draw:rect draw:style-name="gr14" draw:text-style-name="P8" draw:layer="layout" svg:width="3.688cm" svg:height="1.112cm" svg:x="11.7cm" svg:y="4.088cm">
          <text:p text:style-name="P7"><text:span text:style-name="T1">DisassembledManager</text:span></text:p>
        </draw:rect>
        <draw:rect draw:style-name="gr2" draw:text-style-name="P3" draw:layer="layout" svg:width="3.688cm" svg:height="1.112cm" svg:x="11.7cm" svg:y="5.288cm">
          <text:p text:style-name="P7"><text:span text:style-name="T1">Page 0</text:span></text:p>
        </draw:rect>
        <draw:rect draw:style-name="gr2" draw:text-style-name="P3" draw:layer="layout" svg:width="3.688cm" svg:height="1.112cm" svg:x="11.7cm" svg:y="6.588cm">
          <text:p text:style-name="P7"><text:span text:style-name="T2">DisassembledContainer</text:span><text:span text:style-name="T2"> 1</text:span></text:p>
        </draw:rect>
        <draw:rect draw:style-name="gr2" draw:text-style-name="P3" draw:layer="layout" svg:width="3.688cm" svg:height="1.112cm" svg:x="11.7cm" svg:y="7.988cm">
          <text:p text:style-name="P7"><text:span text:style-name="T2">DisassembledContainer</text:span><text:span text:style-name="T2"> 2</text:span></text:p>
        </draw:rect>
        <draw:rect draw:style-name="gr2" draw:text-style-name="P3" draw:layer="layout" svg:width="3.688cm" svg:height="1.112cm" svg:x="11.7cm" svg:y="9.488cm">
          <text:p text:style-name="P7"><text:span text:style-name="T2">DisassembledContainer</text:span><text:span text:style-name="T2"> 3</text:span></text:p>
        </draw:rect>
        <draw:rect draw:style-name="gr2" draw:text-style-name="P3" draw:layer="layout" svg:width="3.688cm" svg:height="1.112cm" svg:x="11.7cm" svg:y="13.788cm">
          <text:p text:style-name="P7"><text:span text:style-name="T2">DisassembledContainer</text:span><text:span text:style-name="T1"> n</text:span></text:p>
        </draw:rect>
        <draw:rect draw:style-name="gr2" draw:text-style-name="P3" draw:layer="layout" svg:width="3.688cm" svg:height="1.112cm" svg:x="11.7cm" svg:y="5.288cm">
          <text:p text:style-name="P7"><text:span text:style-name="T2">DisassembledContainer 0</text:span></text:p>
        </draw:rect>
        <draw:frame draw:style-name="gr13" draw:text-style-name="P6" draw:layer="layout" svg:width="9.22cm" svg:height="0.962cm" svg:x="9cm" svg:y="1.5cm">
          <draw:text-box>
            <text:p text:style-name="P5">Data structure correspondence</text:p>
          </draw:text-box>
        </draw:frame>
      </draw:page>
      <draw:page draw:name="page3" draw:style-name="dp1" draw:master-page-name="Padrão">
        <office:forms form:automatic-focus="false" form:apply-design-mode="false"/>
        <draw:frame draw:style-name="gr15" draw:text-style-name="P6" draw:layer="layout" svg:width="9.5cm" svg:height="1.25cm" svg:x="9.75cm" svg:y="1.5cm">
          <draw:text-box>
            <text:p text:style-name="P5">Dialogs e Frames</text:p>
          </draw:text-box>
        </draw:frame>
        <draw:custom-shape draw:style-name="gr16" draw:text-style-name="P10" draw:layer="layout" svg:width="3.5cm" svg:height="0.75cm" svg:x="1.5cm" svg:y="4.75cm">
          <text:p text:style-name="P9">Main Dialog</text:p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2cm" svg:y1="6.5cm" svg:x2="3cm" svg:y2="6.5cm">
          <text:p/>
        </draw:line>
        <draw:line draw:style-name="gr18" draw:text-style-name="P4" draw:layer="layout" svg:x1="2cm" svg:y1="5.5cm" svg:x2="2cm" svg:y2="11.25cm">
          <text:p/>
        </draw:line>
        <draw:custom-shape draw:style-name="gr19" draw:text-style-name="P11" draw:layer="layout" svg:width="2.25cm" svg:height="0.75cm" svg:x="3cm" svg:y="6.05cm">
          <text:p text:style-name="P9">Open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25cm" svg:height="0.75cm" svg:x="6.25cm" svg:y="6.049cm">
          <text:p text:style-name="P9">Project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5.25cm" svg:y1="6.5cm" svg:x2="6.25cm" svg:y2="6.5cm">
          <text:p/>
        </draw:line>
        <draw:custom-shape draw:style-name="gr19" draw:text-style-name="P11" draw:layer="layout" svg:width="2.25cm" svg:height="0.75cm" svg:x="6.25cm" svg:y="7.149cm">
          <text:p text:style-name="P9">Archive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5.25cm" svg:y1="6.5cm" svg:x2="6.25cm" svg:y2="7.5cm">
          <text:p/>
        </draw:line>
        <draw:custom-shape draw:style-name="gr22" draw:text-style-name="P10" draw:layer="layout" svg:width="2.5cm" svg:height="0.75cm" svg:x="3cm" svg:y="8.15cm">
          <text:p text:style-name="P9">Save as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2cm" svg:y1="8.5cm" svg:x2="3cm" svg:y2="8.5cm">
          <text:p/>
        </draw:line>
        <draw:line draw:style-name="gr24" draw:text-style-name="P4" draw:layer="layout" svg:x1="2cm" svg:y1="9.5cm" svg:x2="3cm" svg:y2="9.5cm">
          <text:p/>
        </draw:line>
        <draw:custom-shape draw:style-name="gr22" draw:text-style-name="P10" draw:layer="layout" svg:width="2.5cm" svg:height="0.75cm" svg:x="3cm" svg:y="9.15cm">
          <text:p text:style-name="P9">Info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.248cm" svg:height="0.75cm" svg:x="10.002cm" svg:y="6.088cm">
          <text:p text:style-name="P12"><text:span text:style-name="T3">ProjectFilePicker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8.5cm" svg:y1="6.5cm" svg:x2="10cm" svg:y2="6.5cm">
          <text:p/>
        </draw:line>
        <draw:custom-shape draw:style-name="gr25" draw:text-style-name="P13" draw:layer="layout" svg:width="3.248cm" svg:height="0.75cm" svg:x="10.002cm" svg:y="7.188cm">
          <text:p text:style-name="P12"><text:span text:style-name="T3">BinFilePicker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8.5cm" svg:y1="7.5cm" svg:x2="10cm" svg:y2="7.5cm">
          <text:p/>
        </draw:line>
        <draw:custom-shape draw:style-name="gr27" draw:text-style-name="P14" draw:layer="layout" svg:width="2.95cm" svg:height="0.75cm" svg:x="6.3cm" svg:y="9.15cm">
          <text:p text:style-name="P9">Info<text:span text:style-name="T4">Dialog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5.5cm" svg:y1="9.5cm" svg:x2="6.25cm" svg:y2="9.5cm">
          <text:p/>
        </draw:line>
        <draw:frame draw:style-name="gr29" draw:text-style-name="P16" draw:layer="layout" svg:width="2.63cm" svg:height="0.569cm" svg:x="6.5cm" svg:y="9.931cm">
          <draw:text-box>
            <text:p text:style-name="P15"><text:span text:style-name="T5">FileInfo_Dialog.h</text:span></text:p>
          </draw:text-box>
        </draw:frame>
      </draw:page>
      <draw:page draw:name="page4" draw:style-name="dp1" draw:master-page-name="Padrão">
        <office:forms form:automatic-focus="false" form:apply-design-mode="false"/>
        <draw:rect draw:style-name="gr2" draw:text-style-name="P3" draw:layer="layout" svg:width="3.688cm" svg:height="1.112cm" svg:x="6.5cm" svg:y="6.688cm">
          <text:p text:style-name="P1"><text:span text:style-name="T1">DisassembledItem</text:span></text:p>
        </draw:rect>
        <draw:rect draw:style-name="gr2" draw:text-style-name="P3" draw:layer="layout" svg:width="3.688cm" svg:height="1.112cm" svg:x="1.512cm" svg:y="4.7cm">
          <text:p text:style-name="P1"><text:span text:style-name="T1">MnemonicItem</text:span></text:p>
        </draw:rect>
        <draw:rect draw:style-name="gr2" draw:text-style-name="P3" draw:layer="layout" svg:width="3.688cm" svg:height="1.112cm" svg:x="1.5cm" svg:y="6.688cm">
          <text:p text:style-name="P1"><text:span text:style-name="T1">RawData</text:span></text:p>
        </draw:rect>
        <draw:rect draw:style-name="gr2" draw:text-style-name="P3" draw:layer="layout" svg:width="3.688cm" svg:height="1.112cm" svg:x="11.7cm" svg:y="6.688cm">
          <text:p text:style-name="P1"><text:span text:style-name="T1">CodeViewItem</text:span></text:p>
        </draw:rect>
        <draw:line draw:style-name="gr30" draw:text-style-name="P4" draw:layer="layout" svg:x1="6.7cm" svg:y1="6.5cm" svg:x2="5.4cm" svg:y2="5.3cm">
          <text:p/>
        </draw:line>
        <draw:line draw:style-name="gr31" draw:text-style-name="P4" draw:layer="layout" svg:x1="6.3cm" svg:y1="7.3cm" svg:x2="5.2cm" svg:y2="7.3cm">
          <text:p/>
        </draw:line>
        <draw:line draw:style-name="gr32" draw:text-style-name="P4" draw:layer="layout" svg:x1="11.5cm" svg:y1="7.2cm" svg:x2="10.3cm" svg:y2="7.2cm">
          <text:p/>
        </draw:line>
        <draw:rect draw:style-name="gr2" draw:text-style-name="P3" draw:layer="layout" svg:width="3.688cm" svg:height="1.112cm" svg:x="6.5cm" svg:y="8.788cm">
          <text:p text:style-name="P1"><text:span text:style-name="T1">LabelItem</text:span></text:p>
        </draw:rect>
        <draw:line draw:style-name="gr33" draw:text-style-name="P4" draw:layer="layout" svg:x1="11.8cm" svg:y1="8.1cm" svg:x2="10.4cm" svg:y2="9.2cm">
          <text:p/>
        </draw:line>
      </draw:page>
      <draw:page draw:name="page5" draw:style-name="dp1" draw:master-page-name="Padrão">
        <office:forms form:automatic-focus="false" form:apply-design-mode="false"/>
        <draw:rect draw:style-name="gr2" draw:text-style-name="P3" draw:layer="layout" svg:width="3.688cm" svg:height="1.112cm" svg:x="6.612cm" svg:y="3.688cm">
          <text:p text:style-name="P1"><text:span text:style-name="T1">RawDataManager</text:span></text:p>
        </draw:rect>
        <draw:rect draw:style-name="gr34" draw:text-style-name="P17" draw:layer="layout" svg:width="3.688cm" svg:height="1.112cm" svg:x="1.712cm" svg:y="1.788cm">
          <text:p text:style-name="P1"><text:span text:style-name="T1">RawData 1</text:span></text:p>
          <text:p text:style-name="P1"><text:span text:style-name="T1">Arquivo 1</text:span></text:p>
        </draw:rect>
        <draw:rect draw:style-name="gr34" draw:text-style-name="P17" draw:layer="layout" svg:width="3.688cm" svg:height="1.112cm" svg:x="1.712cm" svg:y="3.388cm">
          <text:p text:style-name="P1"><text:span text:style-name="T1">RawData 2</text:span></text:p>
          <text:p text:style-name="P1"><text:span text:style-name="T1">Arquivo 2</text:span></text:p>
        </draw:rect>
        <draw:rect draw:style-name="gr34" draw:text-style-name="P17" draw:layer="layout" svg:width="3.688cm" svg:height="1.112cm" svg:x="1.712cm" svg:y="7.388cm">
          <text:p text:style-name="P1"><text:span text:style-name="T1">RawData n</text:span></text:p>
          <text:p text:style-name="P1"><text:span text:style-name="T1">Arquivo n</text:span></text:p>
        </draw:rect>
        <draw:frame draw:style-name="gr35" draw:text-style-name="P18" draw:layer="layout" svg:width="0.68cm" svg:height="2.384cm" svg:x="3.2cm" svg:y="4.8cm">
          <draw:text-box>
            <text:p>.</text:p>
            <text:p>.</text:p>
            <text:p>.</text:p>
          </draw:text-box>
        </draw:frame>
        <draw:line draw:style-name="gr36" draw:text-style-name="P4" draw:layer="layout" svg:x1="6.3cm" svg:y1="3.7cm" svg:x2="5.7cm" svg:y2="2.6cm">
          <text:p/>
        </draw:line>
        <draw:line draw:style-name="gr37" draw:text-style-name="P4" draw:layer="layout" svg:x1="6.4cm" svg:y1="4.2cm" svg:x2="5.5cm" svg:y2="4.2cm">
          <text:p/>
        </draw:line>
        <draw:line draw:style-name="gr38" draw:text-style-name="P4" draw:layer="layout" svg:x1="6.3cm" svg:y1="4.7cm" svg:x2="5.5cm" svg:y2="7.3cm">
          <text:p/>
        </draw:line>
        <draw:rect draw:style-name="gr2" draw:text-style-name="P3" draw:layer="layout" svg:width="5.688cm" svg:height="1.112cm" svg:x="6.612cm" svg:y="12.088cm">
          <text:p text:style-name="P1"><text:span text:style-name="T1">DisassembledManager</text:span></text:p>
        </draw:rect>
        <draw:rect draw:style-name="gr34" draw:text-style-name="P17" draw:layer="layout" svg:width="4.2cm" svg:height="1.112cm" svg:x="1.4cm" svg:y="10.188cm">
          <text:p text:style-name="P1"><text:span text:style-name="T1">DisassembledContainer 1</text:span></text:p>
          <text:p text:style-name="P1"><text:span text:style-name="T1">(Arquivo 1)</text:span></text:p>
        </draw:rect>
        <draw:rect draw:style-name="gr34" draw:text-style-name="P17" draw:layer="layout" svg:width="4.2cm" svg:height="1.112cm" svg:x="1.4cm" svg:y="11.788cm">
          <text:p text:style-name="P1"><text:span text:style-name="T1">DisassembledContainer 2</text:span></text:p>
          <text:p text:style-name="P1"><text:span text:style-name="T1">(Arquivo 2)</text:span></text:p>
        </draw:rect>
        <draw:rect draw:style-name="gr34" draw:text-style-name="P17" draw:layer="layout" svg:width="4.3cm" svg:height="1.112cm" svg:x="1.3cm" svg:y="15.788cm">
          <text:p text:style-name="P1"><text:span text:style-name="T1">DisassembledContainer n</text:span></text:p>
          <text:p text:style-name="P1"><text:span text:style-name="T1">(Arquivo n)</text:span></text:p>
        </draw:rect>
        <draw:frame draw:style-name="gr35" draw:text-style-name="P18" draw:layer="layout" svg:width="0.68cm" svg:height="2.384cm" svg:x="3.2cm" svg:y="13.2cm">
          <draw:text-box>
            <text:p>.</text:p>
            <text:p>.</text:p>
            <text:p>.</text:p>
          </draw:text-box>
        </draw:frame>
        <draw:line draw:style-name="gr36" draw:text-style-name="P4" draw:layer="layout" svg:x1="6.3cm" svg:y1="12.1cm" svg:x2="5.7cm" svg:y2="11cm">
          <text:p/>
        </draw:line>
        <draw:line draw:style-name="gr37" draw:text-style-name="P4" draw:layer="layout" svg:x1="6.4cm" svg:y1="12.6cm" svg:x2="5.5cm" svg:y2="12.6cm">
          <text:p/>
        </draw:line>
        <draw:line draw:style-name="gr38" draw:text-style-name="P4" draw:layer="layout" svg:x1="6.3cm" svg:y1="13.1cm" svg:x2="5.5cm" svg:y2="15.7cm">
          <text:p/>
        </draw:line>
      </draw:page>
      <draw:page draw:name="page6" draw:style-name="dp1" draw:master-page-name="Padrão">
        <office:forms form:automatic-focus="false" form:apply-design-mode="false"/>
        <draw:rect draw:style-name="gr39" draw:text-style-name="P1" draw:layer="layout" svg:width="3.787cm" svg:height="1.169cm" svg:x="13.513cm" svg:y="1.4cm">
          <text:p text:style-name="P1">User</text:p>
        </draw:rect>
        <draw:rect draw:style-name="gr39" draw:text-style-name="P19" draw:layer="layout" svg:width="4.107cm" svg:height="0.959cm" svg:x="10.5cm" svg:y="5.61cm">
          <text:p text:style-name="P1"><text:span text:style-name="T1">CodeView</text:span></text:p>
        </draw:rect>
        <draw:rect draw:style-name="gr40" draw:text-style-name="P20" draw:layer="layout" svg:width="14.781cm" svg:height="1.189cm" svg:x="7.519cm" svg:y="13.469cm">
          <text:p text:style-name="P1"><text:span text:style-name="T1">CodeViewItem</text:span></text:p>
          <text:p text:style-name="P1"><text:span text:style-name="T1">(struct)</text:span></text:p>
        </draw:rect>
        <draw:rect draw:style-name="gr39" draw:text-style-name="P19" draw:layer="layout" svg:width="4.107cm" svg:height="0.959cm" svg:x="16.1cm" svg:y="5.61cm">
          <text:p text:style-name="P1"><text:span text:style-name="T1">ProjectManager</text:span></text:p>
        </draw:rect>
        <draw:rect draw:style-name="gr39" draw:text-style-name="P1" draw:layer="layout" svg:width="12.003cm" svg:height="1.035cm" svg:x="9.6cm" svg:y="3.156cm">
          <text:p text:style-name="P1">IDZ80 Main Dialog</text:p>
        </draw:rect>
        <draw:line draw:style-name="gr41" draw:text-style-name="P4" draw:layer="layout" svg:x1="12.607cm" svg:y1="4.215cm" svg:x2="12.583cm" svg:y2="5.369cm">
          <text:p/>
        </draw:line>
        <draw:line draw:style-name="gr41" draw:text-style-name="P4" draw:layer="layout" svg:x1="18.007cm" svg:y1="4.215cm" svg:x2="17.983cm" svg:y2="5.369cm">
          <text:p/>
        </draw:line>
        <draw:rect draw:style-name="gr1" draw:text-style-name="P22" draw:layer="layout" svg:width="3.625cm" svg:height="1.112cm" svg:x="5.975cm" svg:y="18.369cm">
          <text:p text:style-name="P21"><text:span text:style-name="T6">MnemonicItem</text:span></text:p>
          <text:p text:style-name="P21"><text:span text:style-name="T6">(object)</text:span></text:p>
        </draw:rect>
        <draw:rect draw:style-name="gr1" draw:text-style-name="P23" draw:layer="layout" svg:width="3.6cm" svg:height="1.1cm" svg:x="9.8cm" svg:y="18.369cm">
          <text:p text:style-name="P1"><text:span text:style-name="T6">RawData</text:span></text:p>
          <text:p text:style-name="P1"><text:span text:style-name="T6">(Byte)</text:span></text:p>
        </draw:rect>
        <draw:rect draw:style-name="gr42" draw:text-style-name="P24" draw:layer="layout" svg:width="3.622cm" svg:height="1.271cm" svg:x="8.178cm" svg:y="15.969cm">
          <text:p text:style-name="P1"><text:span text:style-name="T1">DisassembledItem</text:span></text:p>
          <text:p text:style-name="P1"><text:span text:style-name="T1">(object)</text:span></text:p>
        </draw:rect>
        <draw:line draw:style-name="gr43" draw:text-style-name="P4" draw:layer="layout" svg:x1="9.3cm" svg:y1="17.369cm" svg:x2="8.6cm" svg:y2="18.269cm">
          <text:p/>
        </draw:line>
        <draw:line draw:style-name="gr44" draw:text-style-name="P4" draw:layer="layout" svg:x1="10.5cm" svg:y1="17.369cm" svg:x2="11.3cm" svg:y2="18.269cm">
          <text:p/>
        </draw:line>
        <draw:rect draw:style-name="gr1" draw:text-style-name="P23" draw:layer="layout" svg:width="3.6cm" svg:height="1.1cm" svg:x="13.6cm" svg:y="18.369cm">
          <text:p text:style-name="P1"><text:span text:style-name="T6">LabelItem</text:span></text:p>
          <text:p text:style-name="P1"><text:span text:style-name="T6">(object)</text:span></text:p>
        </draw:rect>
        <draw:line draw:style-name="gr43" draw:text-style-name="P4" draw:layer="layout" svg:x1="10.6cm" svg:y1="14.769cm" svg:x2="9.7cm" svg:y2="15.869cm">
          <text:p/>
        </draw:line>
        <draw:line draw:style-name="gr45" draw:text-style-name="P4" draw:layer="layout" svg:x1="15.5cm" svg:y1="18.169cm" svg:x2="12.3cm" svg:y2="14.769cm">
          <text:p/>
        </draw:line>
        <draw:rect draw:style-name="gr1" draw:text-style-name="P23" draw:layer="layout" svg:width="3.6cm" svg:height="1.1cm" svg:x="17.4cm" svg:y="18.369cm">
          <text:p text:style-name="P1"><text:span text:style-name="T6">Comment</text:span></text:p>
          <text:p text:style-name="P1"><text:span text:style-name="T6">(wxString)</text:span></text:p>
        </draw:rect>
        <draw:rect draw:style-name="gr1" draw:text-style-name="P23" draw:layer="layout" svg:width="3.3cm" svg:height="1.1cm" svg:x="21.2cm" svg:y="18.369cm">
          <text:p text:style-name="P1"><text:span text:style-name="T6">ArgRectangle</text:span></text:p>
          <text:p text:style-name="P1"><text:span text:style-name="T6">(wxRect)</text:span></text:p>
        </draw:rect>
        <draw:line draw:style-name="gr45" draw:text-style-name="P4" draw:layer="layout" svg:x1="23cm" svg:y1="18.269cm" svg:x2="19.8cm" svg:y2="14.869cm">
          <text:p/>
        </draw:line>
        <draw:line draw:style-name="gr45" draw:text-style-name="P4" draw:layer="layout" svg:x1="19cm" svg:y1="18.169cm" svg:x2="15.8cm" svg:y2="14.769cm">
          <text:p/>
        </draw:line>
        <draw:rect draw:style-name="gr46" draw:text-style-name="P25" draw:layer="layout" svg:width="3.622cm" svg:height="1.271cm" svg:x="13.2cm" svg:y="10.269cm">
          <text:p text:style-name="P1"><text:span text:style-name="T1">SourceCodeLines</text:span></text:p>
          <text:p text:style-name="P1"><text:span text:style-name="T1">(object)</text:span></text:p>
        </draw:rect>
        <draw:line draw:style-name="gr47" draw:text-style-name="P4" draw:layer="layout" svg:x1="14.9cm" svg:y1="11.669cm" svg:x2="14.9cm" svg:y2="13.269cm">
          <text:p/>
        </draw:line>
        <draw:line draw:style-name="gr47" draw:text-style-name="P4" draw:layer="layout" svg:x1="12.6cm" svg:y1="6.769cm" svg:x2="14.4cm" svg:y2="10.069cm">
          <text:p/>
        </draw:line>
        <draw:line draw:style-name="gr47" draw:text-style-name="P4" draw:layer="layout" svg:x1="18.2cm" svg:y1="6.769cm" svg:x2="15.7cm" svg:y2="10.069cm">
          <text:p/>
        </draw:line>
        <draw:custom-shape draw:style-name="gr48" draw:text-style-name="P26" draw:layer="layout" svg:width="0.933cm" svg:height="0.6cm" svg:x="1.1cm" svg:y="21.194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3cm" svg:height="0.806cm" svg:x="1.9cm" svg:y="21.094cm">
          <draw:text-box>
            <text:p><text:span text:style-name="T7">Single item</text:span></text:p>
          </draw:text-box>
        </draw:frame>
        <draw:custom-shape draw:style-name="gr50" draw:text-style-name="P1" draw:layer="layout" svg:width="0.933cm" svg:height="0.6cm" svg:x="1.1cm" svg:y="21.994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3cm" svg:height="0.806cm" svg:x="1.9cm" svg:y="21.894cm">
          <draw:text-box>
            <text:p><text:span text:style-name="T7">Process</text:span></text:p>
          </draw:text-box>
        </draw:frame>
        <draw:custom-shape draw:style-name="gr51" draw:text-style-name="P28" draw:layer="layout" svg:width="0.933cm" svg:height="0.6cm" svg:x="1.1cm" svg:y="22.794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3.9cm" svg:height="0.806cm" svg:x="1.9cm" svg:y="22.694cm">
          <draw:text-box>
            <text:p><text:span text:style-name="T7">Data Container</text:span></text:p>
          </draw:text-box>
        </draw:frame>
      </draw:page>
      <draw:page draw:name="page7" draw:style-name="dp1" draw:master-page-name="Padrão">
        <office:forms form:automatic-focus="false" form:apply-design-mode="false"/>
        <draw:rect draw:style-name="gr1" draw:text-style-name="P23" draw:layer="layout" svg:width="3.6cm" svg:height="1.1cm" svg:x="6.578cm" svg:y="6.7cm">
          <text:p text:style-name="P1"><text:span text:style-name="T6">RawData</text:span></text:p>
          <text:p text:style-name="P1"><text:span text:style-name="T6">(Byte)</text:span></text:p>
        </draw:rect>
        <draw:rect draw:style-name="gr39" draw:text-style-name="P29" draw:layer="layout" svg:width="4.107cm" svg:height="0.959cm" svg:x="12.171cm" svg:y="6.8cm">
          <text:p text:style-name="P1"><text:span text:style-name="T8">Decoder</text:span></text:p>
        </draw:rect>
        <draw:line draw:style-name="gr41" draw:text-style-name="P4" draw:layer="layout" svg:x1="16.478cm" svg:y1="6.8cm" svg:x2="18.178cm" svg:y2="5.2cm">
          <text:p/>
        </draw:line>
        <draw:custom-shape draw:style-name="gr48" draw:text-style-name="P26" draw:layer="layout" svg:width="0.933cm" svg:height="0.6cm" svg:x="2cm" svg:y="16.5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3cm" svg:height="0.806cm" svg:x="2.8cm" svg:y="16.4cm">
          <draw:text-box>
            <text:p><text:span text:style-name="T7">Single item</text:span></text:p>
          </draw:text-box>
        </draw:frame>
        <draw:custom-shape draw:style-name="gr50" draw:text-style-name="P1" draw:layer="layout" svg:width="0.933cm" svg:height="0.6cm" svg:x="2cm" svg:y="17.3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3cm" svg:height="0.806cm" svg:x="2.8cm" svg:y="17.2cm">
          <draw:text-box>
            <text:p><text:span text:style-name="T7">Process</text:span></text:p>
          </draw:text-box>
        </draw:frame>
        <draw:custom-shape draw:style-name="gr51" draw:text-style-name="P28" draw:layer="layout" svg:width="0.933cm" svg:height="0.6cm" svg:x="2cm" svg:y="18.1cm">
          <text:p/>
          <draw:enhanced-geometry svg:viewBox="0 0 21600 21600" draw:type="rectangle" draw:enhanced-path="M 0 0 L 21600 0 21600 21600 0 21600 0 0 Z N"/>
        </draw:custom-shape>
        <draw:frame draw:style-name="gr49" draw:text-style-name="P27" draw:layer="layout" svg:width="3.9cm" svg:height="0.806cm" svg:x="2.8cm" svg:y="18cm">
          <draw:text-box>
            <text:p><text:span text:style-name="T7">Data Container</text:span></text:p>
          </draw:text-box>
        </draw:frame>
        <draw:g draw:style-name="gr52">
          <draw:rect draw:style-name="gr46" draw:text-style-name="P25" draw:layer="layout" svg:width="4.022cm" svg:height="1.271cm" svg:x="18.278cm" svg:y="6.1cm">
            <text:p text:style-name="P1"><text:span text:style-name="T1">DisassembledContainer</text:span></text:p>
            <text:p text:style-name="P1"><text:span text:style-name="T1">(object)</text:span></text:p>
          </draw:rect>
          <draw:rect draw:style-name="gr1" draw:text-style-name="P23" draw:layer="layout" svg:width="4.019cm" svg:height="1.1cm" svg:x="18.281cm" svg:y="7.371cm">
            <text:p text:style-name="P1"><text:span text:style-name="T6">DisassembledItem</text:span></text:p>
            <text:p text:style-name="P1"><text:span text:style-name="T6">(Object)</text:span></text:p>
          </draw:rect>
        </draw:g>
        <draw:g draw:style-name="gr52">
          <draw:rect draw:style-name="gr46" draw:text-style-name="P25" draw:layer="layout" svg:width="3.622cm" svg:height="1.271cm" svg:x="18.478cm" svg:y="3.4cm">
            <text:p text:style-name="P1"><text:span text:style-name="T1">LabelManager</text:span></text:p>
            <text:p text:style-name="P1"><text:span text:style-name="T1">(object)</text:span></text:p>
          </draw:rect>
          <draw:rect draw:style-name="gr1" draw:text-style-name="P23" draw:layer="layout" svg:width="3.624cm" svg:height="1.1cm" svg:x="18.478cm" svg:y="4.671cm">
            <text:p text:style-name="P1"><text:span text:style-name="T6">LabelItem</text:span></text:p>
            <text:p text:style-name="P1"><text:span text:style-name="T6">(object)</text:span></text:p>
          </draw:rect>
        </draw:g>
        <draw:line draw:style-name="gr41" draw:text-style-name="P4" draw:layer="layout" svg:x1="10.378cm" svg:y1="7.3cm" svg:x2="12.078cm" svg:y2="7.3cm">
          <text:p/>
        </draw:line>
        <draw:line draw:style-name="gr41" draw:text-style-name="P4" draw:layer="layout" svg:x1="16.478cm" svg:y1="7.3cm" svg:x2="18.178cm" svg:y2="7.3cm">
          <text:p/>
        </draw:line>
        <draw:line draw:style-name="gr41" draw:text-style-name="P4" draw:layer="layout" svg:x1="17.878cm" svg:y1="4.8cm" svg:x2="16.178cm" svg:y2="6.4cm">
          <text:p/>
        </draw:line>
        <draw:rect draw:style-name="gr1" draw:text-style-name="P23" draw:layer="layout" svg:width="3.6cm" svg:height="1.1cm" svg:x="6.578cm" svg:y="4.6cm">
          <text:p text:style-name="P1"><text:span text:style-name="T6">MnemonicContainer</text:span></text:p>
          <text:p text:style-name="P1"><text:span text:style-name="T6">(object)</text:span></text:p>
        </draw:rect>
        <draw:line draw:style-name="gr41" draw:text-style-name="P4" draw:layer="layout" svg:x1="10.278cm" svg:y1="5.1cm" svg:x2="11.978cm" svg:y2="6.7cm">
          <text:p/>
        </draw:line>
      </draw:page>
      <draw:page draw:name="page8" draw:style-name="dp1" draw:master-page-name="Padrão">
        <office:forms form:automatic-focus="false" form:apply-design-mode="false"/>
        <draw:rect draw:style-name="gr39" draw:text-style-name="P29" draw:layer="layout" svg:width="4.107cm" svg:height="0.959cm" svg:x="10.493cm" svg:y="2.1cm">
          <text:p text:style-name="P1"><text:span text:style-name="T8">Main</text:span></text:p>
        </draw:rect>
        <draw:line draw:style-name="gr18" draw:text-style-name="P4" draw:layer="layout" svg:x1="15.5cm" svg:y1="2.1cm" svg:x2="15.5cm" svg:y2="16.7cm">
          <text:p/>
        </draw:line>
        <draw:rect draw:style-name="gr1" draw:text-style-name="P22" draw:layer="layout" svg:width="3.625cm" svg:height="1.112cm" svg:x="10.775cm" svg:y="4.388cm">
          <text:p text:style-name="P21"><text:span text:style-name="T6">Mnemonic Container</text:span></text:p>
        </draw:rect>
        <draw:rect draw:style-name="gr1" draw:text-style-name="P23" draw:layer="layout" svg:width="3.6cm" svg:height="1.1cm" svg:x="10.8cm" svg:y="5.7cm">
          <text:p text:style-name="P1"><text:span text:style-name="T6">RawData</text:span></text:p>
          <text:p text:style-name="P1"><text:span text:style-name="T6">Manager</text:span></text:p>
        </draw:rect>
        <draw:rect draw:style-name="gr39" draw:text-style-name="P29" draw:layer="layout" svg:width="4.107cm" svg:height="0.959cm" svg:x="16.5cm" svg:y="5.141cm">
          <text:p text:style-name="P1"><text:span text:style-name="T8">Decoder</text:span></text:p>
        </draw:rect>
        <draw:line draw:style-name="gr41" draw:text-style-name="P4" draw:layer="layout" svg:x1="14.8cm" svg:y1="6.2cm" svg:x2="16.3cm" svg:y2="5.8cm">
          <text:p/>
        </draw:line>
        <draw:line draw:style-name="gr41" draw:text-style-name="P4" draw:layer="layout" svg:x1="14.6cm" svg:y1="5cm" svg:x2="16.3cm" svg:y2="5.6cm">
          <text:p/>
        </draw:line>
        <draw:line draw:style-name="gr41" draw:text-style-name="P4" draw:layer="layout" svg:x1="16.4cm" svg:y1="6.4cm" svg:x2="14.6cm" svg:y2="7.6cm">
          <text:p/>
        </draw:line>
        <draw:rect draw:style-name="gr1" draw:text-style-name="P23" draw:layer="layout" svg:width="3.6cm" svg:height="1.1cm" svg:x="10.8cm" svg:y="7cm">
          <text:p text:style-name="P1"><text:span text:style-name="T6">Disassembled</text:span></text:p>
          <text:p text:style-name="P1"><text:span text:style-name="T6">Container</text:span></text:p>
        </draw:rect>
        <draw:rect draw:style-name="gr1" draw:text-style-name="P23" draw:layer="layout" svg:width="3.6cm" svg:height="1.1cm" svg:x="10.8cm" svg:y="8.3cm">
          <text:p text:style-name="P1"><text:span text:style-name="T6">Label Manager</text:span></text:p>
        </draw:rect>
        <draw:line draw:style-name="gr41" draw:text-style-name="P4" draw:layer="layout" svg:x1="14.6cm" svg:y1="8.3cm" svg:x2="17.5cm" svg:y2="6.3cm">
          <text:p/>
        </draw:line>
        <draw:line draw:style-name="gr41" draw:text-style-name="P4" draw:layer="layout" svg:x1="18cm" svg:y1="6.5cm" svg:x2="14.6cm" svg:y2="8.9cm">
          <text:p/>
        </draw:line>
        <draw:line draw:style-name="gr18" draw:text-style-name="P4" draw:layer="layout" svg:x1="9.5cm" svg:y1="2.1cm" svg:x2="9.5cm" svg:y2="16.7cm">
          <text:p/>
        </draw:line>
      </draw:page>
      <draw:page draw:name="page9" draw:style-name="dp1" draw:master-page-name="Padrão">
        <office:forms form:automatic-focus="false" form:apply-design-mode="false"/>
        <draw:rect draw:style-name="gr1" draw:text-style-name="P22" draw:layer="layout" svg:width="3.625cm" svg:height="1.112cm" svg:x="12.4cm" svg:y="5.388cm">
          <text:p text:style-name="P21"><text:span text:style-name="T6">SourceCodeAccess</text:span></text:p>
          <text:p text:style-name="P21"><text:span text:style-name="T6">(object)</text:span></text:p>
        </draw:rect>
        <draw:rect draw:style-name="gr53" draw:text-style-name="P30" draw:layer="layout" svg:width="3.625cm" svg:height="1.112cm" svg:x="17.201cm" svg:y="5.388cm">
          <text:p text:style-name="P21"><text:span text:style-name="T6">SourceCodeLines</text:span></text:p>
          <text:p text:style-name="P21"><text:span text:style-name="T6">(object)</text:span></text:p>
        </draw:rect>
        <draw:line draw:style-name="gr41" draw:text-style-name="P4" draw:layer="layout" svg:x1="16.124cm" svg:y1="5.988cm" svg:x2="17.224cm" svg:y2="5.988cm">
          <text:p/>
        </draw:line>
        <draw:rect draw:style-name="gr1" draw:text-style-name="P22" draw:layer="layout" svg:width="3.625cm" svg:height="1.112cm" svg:x="7.601cm" svg:y="5.388cm">
          <text:p text:style-name="P21"><text:span text:style-name="T6">SourceCodeContainer</text:span></text:p>
          <text:p text:style-name="P21"><text:span text:style-name="T6">(object)</text:span></text:p>
        </draw:rect>
        <draw:line draw:style-name="gr41" draw:text-style-name="P4" draw:layer="layout" svg:x1="11.224cm" svg:y1="5.988cm" svg:x2="12.324cm" svg:y2="5.988cm">
          <text:p/>
        </draw:line>
        <draw:frame draw:style-name="gr54" draw:text-style-name="P18" draw:layer="layout" svg:width="6.276cm" svg:height="0.963cm" svg:x="11cm" svg:y="3.4cm">
          <draw:text-box>
            <text:p>Objects Inheritance</text:p>
          </draw:text-box>
        </draw:frame>
        <draw:rect draw:style-name="gr1" draw:text-style-name="P22" draw:layer="layout" svg:width="3.625cm" svg:height="1.112cm" svg:x="12.401cm" svg:y="7.088cm">
          <text:p text:style-name="P21"><text:span text:style-name="T6">MnemonicAccess</text:span></text:p>
          <text:p text:style-name="P21"><text:span text:style-name="T6">(object)</text:span></text:p>
        </draw:rect>
        <draw:rect draw:style-name="gr53" draw:text-style-name="P30" draw:layer="layout" svg:width="3.625cm" svg:height="1.112cm" svg:x="17.202cm" svg:y="7.088cm">
          <text:p text:style-name="P21"><text:span text:style-name="T6">MnemonicContainer</text:span></text:p>
          <text:p text:style-name="P21"><text:span text:style-name="T6">(object)</text:span></text:p>
        </draw:rect>
        <draw:line draw:style-name="gr41" draw:text-style-name="P4" draw:layer="layout" svg:x1="16.125cm" svg:y1="7.688cm" svg:x2="17.225cm" svg:y2="7.688cm">
          <text:p/>
        </draw:line>
        <draw:rect draw:style-name="gr1" draw:text-style-name="P22" draw:layer="layout" svg:width="4.127cm" svg:height="1.112cm" svg:x="7.1cm" svg:y="7.088cm">
          <text:p text:style-name="P21"><text:span text:style-name="T6">MnemonicContainerBase</text:span></text:p>
          <text:p text:style-name="P21"><text:span text:style-name="T6">(object)</text:span></text:p>
        </draw:rect>
        <draw:line draw:style-name="gr41" draw:text-style-name="P4" draw:layer="layout" svg:x1="11.225cm" svg:y1="7.688cm" svg:x2="12.325cm" svg:y2="7.688cm">
          <text:p/>
        </draw:line>
        <draw:rect draw:style-name="gr1" draw:text-style-name="P22" draw:layer="layout" svg:width="3.625cm" svg:height="1.112cm" svg:x="12.402cm" svg:y="10.288cm">
          <text:p text:style-name="P21"><text:span text:style-name="T6">BinFile</text:span></text:p>
          <text:p text:style-name="P21"><text:span text:style-name="T6">(object)</text:span></text:p>
        </draw:rect>
        <draw:rect draw:style-name="gr53" draw:text-style-name="P30" draw:layer="layout" svg:width="3.625cm" svg:height="1.112cm" svg:x="17.203cm" svg:y="10.288cm">
          <text:p text:style-name="P21"><text:span text:style-name="T6">RawData</text:span></text:p>
          <text:p text:style-name="P21"><text:span text:style-name="T6">(object)</text:span></text:p>
        </draw:rect>
        <draw:line draw:style-name="gr41" draw:text-style-name="P4" draw:layer="layout" svg:x1="16.126cm" svg:y1="10.888cm" svg:x2="17.226cm" svg:y2="10.888cm">
          <text:p/>
        </draw:line>
        <draw:rect draw:style-name="gr1" draw:text-style-name="P22" draw:layer="layout" svg:width="3.627cm" svg:height="1.112cm" svg:x="12.4cm" svg:y="8.788cm">
          <text:p text:style-name="P21"><text:span text:style-name="T6">CartridgeRomFile</text:span></text:p>
          <text:p text:style-name="P21"><text:span text:style-name="T6">(object)</text:span></text:p>
        </draw:rect>
        <draw:line draw:style-name="gr41" draw:text-style-name="P4" draw:layer="layout" svg:x1="16cm" svg:y1="9.4cm" svg:x2="17.2cm" svg:y2="10.3cm">
          <text:p/>
        </draw:line>
        <draw:rect draw:style-name="gr1" draw:text-style-name="P22" draw:layer="layout" svg:width="3.625cm" svg:height="1.112cm" svg:x="12.403cm" svg:y="11.788cm">
          <text:p text:style-name="P21"><text:span text:style-name="T6">LogBase</text:span></text:p>
          <text:p text:style-name="P21"><text:span text:style-name="T6">(object)</text:span></text:p>
        </draw:rect>
        <draw:line draw:style-name="gr41" draw:text-style-name="P4" draw:layer="layout" svg:x1="16cm" svg:y1="12.3cm" svg:x2="17.2cm" svg:y2="11.4cm">
          <text:p/>
        </draw:line>
        <draw:rect draw:style-name="gr1" draw:text-style-name="P22" draw:layer="layout" svg:width="3.625cm" svg:height="1.112cm" svg:x="12.402cm" svg:y="13.488cm">
          <text:p text:style-name="P21"><text:span text:style-name="T6">DisassembledItemData</text:span></text:p>
          <text:p text:style-name="P21"><text:span text:style-name="T6">(object)</text:span></text:p>
        </draw:rect>
        <draw:rect draw:style-name="gr53" draw:text-style-name="P30" draw:layer="layout" svg:width="3.625cm" svg:height="1.112cm" svg:x="17.203cm" svg:y="13.488cm">
          <text:p text:style-name="P21"><text:span text:style-name="T6">DisassembledItem</text:span></text:p>
          <text:p text:style-name="P21"><text:span text:style-name="T6">(object)</text:span></text:p>
        </draw:rect>
        <draw:line draw:style-name="gr41" draw:text-style-name="P4" draw:layer="layout" svg:x1="16.126cm" svg:y1="14.088cm" svg:x2="17.226cm" svg:y2="14.088cm">
          <text:p/>
        </draw:line>
        <draw:rect draw:style-name="gr1" draw:text-style-name="P22" draw:layer="layout" svg:width="4.127cm" svg:height="1.112cm" svg:x="7.101cm" svg:y="13.488cm">
          <text:p text:style-name="P21"><text:span text:style-name="T6">DisassembledItemBase</text:span></text:p>
          <text:p text:style-name="P21"><text:span text:style-name="T6">(object)</text:span></text:p>
        </draw:rect>
        <draw:line draw:style-name="gr41" draw:text-style-name="P4" draw:layer="layout" svg:x1="11.226cm" svg:y1="14.088cm" svg:x2="12.326cm" svg:y2="14.0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17" draw:display-name="Pontas das setas 17" svg:viewBox="0 0 20 20" svg:d="M0 20l10-20 10 20z"/>
    <draw:marker draw:name="Pontas_20_das_20_setas_20_18" draw:display-name="Pontas das setas 18" svg:viewBox="0 0 20 20" svg:d="M0 20l10-20 10 20z"/>
    <draw:marker draw:name="Pontas_20_das_20_setas_20_19" draw:display-name="Pontas das setas 19" svg:viewBox="0 0 20 20" svg:d="M0 20l10-20 10 20z"/>
    <draw:marker draw:name="Pontas_20_das_20_setas_20_2" draw:display-name="Pontas das setas 2" svg:viewBox="0 0 20 20" svg:d="M0 20l10-20 10 20z"/>
    <draw:marker draw:name="Pontas_20_das_20_setas_20_20" draw:display-name="Pontas das setas 20" svg:viewBox="0 0 20 20" svg:d="M0 20l10-20 10 20z"/>
    <draw:marker draw:name="Pontas_20_das_20_setas_20_21" draw:display-name="Pontas das setas 21" svg:viewBox="0 0 20 20" svg:d="M0 20l10-20 10 20z"/>
    <draw:marker draw:name="Pontas_20_das_20_setas_20_22" draw:display-name="Pontas das setas 22" svg:viewBox="0 0 20 20" svg:d="M0 20l10-20 10 20z"/>
    <draw:marker draw:name="Pontas_20_das_20_setas_20_23" draw:display-name="Pontas das setas 23" svg:viewBox="0 0 20 20" svg:d="M0 20l10-20 10 20z"/>
    <draw:marker draw:name="Pontas_20_das_20_setas_20_24" draw:display-name="Pontas das setas 24" svg:viewBox="0 0 20 20" svg:d="M0 20l10-20 10 20z"/>
    <draw:marker draw:name="Pontas_20_das_20_setas_20_26" draw:display-name="Pontas das setas 26" svg:viewBox="0 0 20 20" svg:d="M0 20l10-20 10 20z"/>
    <draw:marker draw:name="Pontas_20_das_20_setas_20_27" draw:display-name="Pontas das setas 27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3-07-11T17:24:32.48</meta:creation-date>
    <dc:date>2025-12-15T17:45:34.749324200</dc:date>
    <meta:editing-duration>PT11H58M43S</meta:editing-duration>
    <meta:editing-cycles>50</meta:editing-cycles>
    <meta:generator>LibreOffice/25.2.7.2$Windows_X86_64 LibreOffice_project/5cbfd1ab6520636bb5f7b99185aa69bd7456825d</meta:generator>
    <meta:document-statistic meta:object-count="189"/>
  </office:meta>
</office:document-meta>
</file>